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.7986in" table:align="left"/>
    </style:style>
    <style:style style:name="Table1.A" style:family="table-column">
      <style:table-column-properties style:column-width="0.7632in"/>
    </style:style>
    <style:style style:name="Table1.B" style:family="table-column">
      <style:table-column-properties style:column-width="1.035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cefd3" officeooo:paragraph-rsid="000cefd3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e Pivot-o YouTube stats as of 1:23 PM February 20<text:span text:style-name="T1">th</text:span> 2019</text:p>
      <text:p text:style-name="Standard"/>
      <text:section text:style-name="Sect1" text:name="header">
        <text:section text:style-name="Sect1" text:name="wrapper">
          <text:p text:style-name="Standard"/>
          <text:section text:style-name="Sect1" text:name="contentContainer">
            <text:p text:style-name="Standard"/>
          </text:section>
        </text:section>
      </text:section>
      <text:section text:style-name="Sect1" text:name="alerts">
        <text:p text:style-name="Standard"/>
      </text:section>
      <text:section text:style-name="Sect1" text:name="header-container">
        <text:p text:style-name="Standard"/>
        <text:section text:style-name="Sect1" text:name="Section1">
          <text:p text:style-name="Standard"><text:bookmark text:name="header"/></text:p>
        </text:section>
        <text:section text:style-name="Sect1" text:name="sub-menu">
          <text:p text:style-name="Standard"/>
        </text:section>
      </text:section>
      <text:section text:style-name="Sect1" text:name="contents">
        <text:p text:style-name="Standard"/>
        <text:section text:style-name="Sect1" text:name="Section2">
          <text:p text:style-name="Standard"><text:bookmark text:name="header1"/></text:p>
        </text:section>
        <text:section text:style-name="Sect1" text:name="Section3">
          <text:p text:style-name="Standard"><text:bookmark text:name="contents"/></text:p>
          <text:section text:style-name="Sect1" text:name="left-column">
            <text:p text:style-name="Standard"/>
            <text:section text:style-name="Sect1" text:name="description-container">
              <text:p text:style-name="Standard">Description YOU WILL NOT LAUGH. YOU WILL NOT CRY, YOU WILL LEARN, I WILL TEACH YOU. </text:p>
            </text:section>
            <text:section text:style-name="Sect1" text:name="details-container">
              <text:p text:style-name="Standard">Details </text:p>
              <table:table table:name="Table1" table:style-name="Table1">
                <table:table-column table:style-name="Table1.A"/>
                <table:table-column table:style-name="Table1.B"/>
                <table:table-row>
                  <table:table-cell table:style-name="Table1.A1" office:value-type="string">
                    <text:p text:style-name="Table_20_Contents">Location: </text:p>
                  </table:table-cell>
                  <table:table-cell table:style-name="Table1.A1" office:value-type="string">
                    <text:p text:style-name="Table_20_Contents">United States </text:p>
                  </table:table-cell>
                </table:table-row>
              </table:table>
              <text:p text:style-name="Text_20_body"/>
            </text:section>
            <text:section text:style-name="Sect1" text:name="links-container">
              <text:p text:style-name="Standard">Links </text:p>
              <text:section text:style-name="Sect1" text:name="link-list-container">
                <text:p text:style-name="Standard"><text:a xlink:type="simple" xlink:href="https://www.youtube.com/redirect?q=https%3A%2F%2Ftwitter.com%2FPiePivotmontier&amp;redir_token=sPQpHJh1wme-7pIRh7BCr8RV6Wl8MTU1MDc4NDE0OUAxNTUwNjk3NzQ5&amp;event=channel_description" text:style-name="Internet_20_link" text:visited-style-name="Visited_20_Internet_20_Link">Twitter </text:a><text:a xlink:type="simple" xlink:href="https://www.youtube.com/redirect?q=https%3A%2F%2Fdiscord.gg%2FcsuXexX&amp;redir_token=sPQpHJh1wme-7pIRh7BCr8RV6Wl8MTU1MDc4NDE0OUAxNTUwNjk3NzQ5&amp;event=channel_description" text:style-name="Internet_20_link" text:visited-style-name="Visited_20_Internet_20_Link">Discord </text:a></text:p>
              </text:section>
            </text:section>
          </text:section>
          <text:section text:style-name="Sect1" text:name="right-column">
            <text:p text:style-name="Standard">Stats Joined May 24, 2014 5,028,613 views</text:p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3:22:48.194000000</meta:creation-date>
    <dc:date>2019-02-20T13:23:41.183000000</dc:date>
    <meta:editing-duration>PT54S</meta:editing-duration>
    <meta:editing-cycles>1</meta:editing-cycles>
    <meta:document-statistic meta:table-count="1" meta:image-count="0" meta:object-count="0" meta:page-count="1" meta:paragraph-count="8" meta:word-count="41" meta:character-count="237" meta:non-whitespace-character-count="198"/>
    <meta:generator>LibreOffice/6.1.2.1$Windows_X86_64 LibreOffice_project/65905a128db06ba48db947242809d14d3f9a93fe</meta:generator>
  </office:meta>
</office:document-meta>
</file>